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_20_right">
      <style:paragraph-properties fo:text-align="justify" style:justify-single-word="false"/>
      <style:text-properties officeooo:paragraph-rsid="00217cc9"/>
    </style:style>
    <style:style style:name="P2" style:family="paragraph" style:parent-style-name="Footer_20_right">
      <style:paragraph-properties fo:text-align="justify" style:justify-single-word="false"/>
      <style:text-properties officeooo:rsid="00217cc9" officeooo:paragraph-rsid="00217cc9"/>
    </style:style>
    <style:style style:name="P3" style:family="paragraph" style:parent-style-name="Text_20_body">
      <style:paragraph-properties fo:text-align="justify" style:justify-single-word="false"/>
      <style:text-properties officeooo:rsid="001f4ae0" officeooo:paragraph-rsid="001f4ae0"/>
    </style:style>
    <style:style style:name="P4" style:family="paragraph" style:parent-style-name="Text_20_body">
      <style:text-properties officeooo:rsid="001726f2" officeooo:paragraph-rsid="001726f2"/>
    </style:style>
    <style:style style:name="P5" style:family="paragraph" style:parent-style-name="Contents_20_Heading">
      <style:paragraph-properties fo:text-align="center" style:justify-single-word="false"/>
      <style:text-properties fo:font-size="20pt" style:font-size-asian="20pt" style:font-size-complex="20pt"/>
    </style:style>
    <style:style style:name="P6" style:family="paragraph" style:parent-style-name="Title">
      <style:text-properties fo:font-size="22pt" officeooo:rsid="001726f2" officeooo:paragraph-rsid="001726f2" style:font-size-asian="22pt" style:font-size-complex="22pt"/>
    </style:style>
    <style:style style:name="T1" style:family="text">
      <style:text-properties fo:font-weight="bold" style:font-weight-asian="bold" style:font-weight-complex="bold"/>
    </style:style>
    <style:style style:name="T2" style:family="text">
      <style:text-properties officeooo:rsid="001726f2"/>
    </style:style>
    <style:style style:name="T3" style:family="text">
      <style:text-properties fo:font-weight="normal" style:font-weight-asian="normal" style:font-weight-complex="normal"/>
    </style:style>
    <style:style style:name="T4" style:family="text">
      <style:text-properties officeooo:rsid="001ff147"/>
    </style:style>
    <style:style style:name="T5" style:family="text">
      <style:text-properties officeooo:rsid="00265f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SPECT BASED SENTIMENT ANALYSIS ON ELECTRONICS CONSUMER REVIEWS</text:p>
      <text:p text:style-name="P5">Abstract</text:p>
      <text:p text:style-name="P3"/>
      <text:p text:style-name="P3"><text:tab/>Aspect Based Sentiment Analysis (<text:span text:style-name="T1">ABSA</text:span>) is a technique aimed to foster research beyond sentence or text level sentiment classification. The goal is to identify opinions expressed about specific entities(e.g., laptops) and their aspects (e.g., price). The rise of e-commerce, as a new shopping and marketing channel, has led to an upsurge of review sites for a variety of services and products. In this context, Aspect Based Sentiment Analysis (<text:span text:style-name="T1">ABSA</text:span>) -i.e., mining opinions from text about specific entities and their aspects can help consumers decide what to purchase and businesses to better monitor their reputation and understand the needs of the market. Given a target of interest, an <text:span text:style-name="T1">ABSA</text:span> method can summarize the content of the respective reviews in an aspect-sentiment table. Some review sites also generate such tables based on customer ratings, but usually only for a limited set of predefined aspects and not from <text:span text:style-name="T1">free-text reviews</text:span>. Retrieving information from a user generated content, particularly retrieving the sentiment in it requires the use of specialized algorithms and techniques. Added the task of categorising into aspects and retrieving sentiment for each aspect is a difficult task.</text:p>
      <text:p text:style-name="P3"><text:tab/>The user generated reviews is a gold mine for text based classifiers. <text:span text:style-name="T4">As a result of it there are special data mining approach called as Text Mining.</text:span> The previous ABSA implemented (base paper : SemEval-15) was able to classify reviews of restraunt data. However it wasnt able to classify for all the cases.</text:p>
      <text:p text:style-name="P3"><text:tab/>This project is aimed to solve the current issues and build an application to generate aspect based ratings of a product. <text:span text:style-name="T4">It will</text:span> use <text:span text:style-name="T5">deep</text:span> learning techniques <text:span text:style-name="T4">to retrieve sentiment from the text reviews. Such techniques used</text:span> a<text:span text:style-name="T4">re</text:span> <text:span text:style-name="T5">RNNs (Recurrent Neural Networks), LSTMs (Long Shot Term Memory Neural Networks), Clustering</text:span> <text:span text:style-name="T4">etc, to tackel the problem. The system will be trained with reviews from popular e-commerce platforms for electronics (e.g, mobile phones, laptops). Given a product name the aspect levels and its sentiment is displayed.</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next-style-name="Footer_20_right"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paragraph-properties fo:text-align="justify" style:justify-single-word="false"/>
      <style:text-properties officeooo:paragraph-rsid="00217cc9"/>
    </style:style>
    <style:style style:name="MP2" style:family="paragraph" style:parent-style-name="Footer_20_right">
      <style:paragraph-properties fo:text-align="justify" style:justify-single-word="false"/>
      <style:text-properties officeooo:rsid="00217cc9" officeooo:paragraph-rsid="00217cc9"/>
    </style:style>
    <style:style style:name="MT1" style:family="text">
      <style:text-properties fo:font-weight="bold" style:font-weight-asian="bold" style:font-weight-complex="bold"/>
    </style:style>
    <style:style style:name="MT2" style:family="text">
      <style:text-properties officeooo:rsid="001726f2"/>
    </style:style>
    <style:style style:name="MT3" style:family="text">
      <style:text-properties officeooo:rsid="00265fa9"/>
    </style:style>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Faculty guide:</text:span><text:tab/><text:tab/> <text:s text:c="3"/><text:span text:style-name="MT2">P Jitendra Kalyan - 160114733096</text:span></text:p>
        <text:p text:style-name="MP2">Dr. <text:span text:style-name="MT3">M</text:span> Venugopal Chari, <text:span text:style-name="MT4">Asst.Professor</text:span>.<text:tab/><text:tab/><text:span text:style-name="MT2">R Pranith Kumar - 16011473310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6:12:16.906547198</meta:creation-date>
    <dc:date>2017-10-16T23:55:16.010432747</dc:date>
    <meta:editing-duration>PT21M17S</meta:editing-duration>
    <meta:editing-cycles>4</meta:editing-cycles>
    <meta:generator>LibreOffice/5.1.6.2$Linux_X86_64 LibreOffice_project/10m0$Build-2</meta:generator>
    <meta:document-statistic meta:table-count="0" meta:image-count="0" meta:object-count="0" meta:page-count="1" meta:paragraph-count="7" meta:word-count="348" meta:character-count="2246" meta:non-whitespace-character-count="1896"/>
  </office:meta>
</office:document-meta>
</file>